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tilisateur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famille</text:p>
          </table:table-cell>
        </table:table-row>
      </table:table>
      <table:table table:name="Projet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</table:table>
      <table:table table:name="MaitresDoeuvre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famille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Société</text:p>
          </table:table-cell>
        </table:table-row>
      </table:table>
      <table:table table:name="Estimation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08:44:00.898751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0:55:33.315035106</meta:creation-date>
    <dc:date>2018-10-16T16:31:54.518414963</dc:date>
    <meta:editing-duration>PT8H2M52S</meta:editing-duration>
    <meta:editing-cycles>2</meta:editing-cycles>
    <meta:generator>LibreOffice/6.0.6.2$Linux_X86_64 LibreOffice_project/00m0$Build-2</meta:generator>
    <meta:document-statistic meta:table-count="4" meta:cell-count="36" meta:object-count="0"/>
  </office:meta>
</office:document-meta>
</file>